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500000019BD57A16B6CEC48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2948" officeooo:paragraph-rsid="00072948"/>
    </style:style>
    <style:style style:name="P2" style:family="paragraph" style:parent-style-name="Standard">
      <style:text-properties officeooo:rsid="0019164e" officeooo:paragraph-rsid="0019164e"/>
    </style:style>
    <style:style style:name="P3" style:family="paragraph" style:parent-style-name="Standard">
      <style:text-properties officeooo:rsid="001ed81b" officeooo:paragraph-rsid="001ed81b"/>
    </style:style>
    <style:style style:name="P4" style:family="paragraph" style:parent-style-name="Standard">
      <style:text-properties officeooo:rsid="0025a194" officeooo:paragraph-rsid="0025a194"/>
    </style:style>
    <style:style style:name="P5" style:family="paragraph" style:parent-style-name="Standard">
      <style:text-properties officeooo:rsid="002bc1cb" officeooo:paragraph-rsid="002bc1cb"/>
    </style:style>
    <style:style style:name="P6" style:family="paragraph" style:parent-style-name="Standard">
      <style:text-properties officeooo:rsid="002da616" officeooo:paragraph-rsid="002da616"/>
    </style:style>
    <style:style style:name="P7" style:family="paragraph" style:parent-style-name="Standard">
      <style:text-properties style:font-name="Liberation Serif" officeooo:rsid="001055c0" officeooo:paragraph-rsid="001055c0"/>
    </style:style>
    <style:style style:name="P8" style:family="paragraph" style:parent-style-name="Standard">
      <style:text-properties style:font-name="Liberation Serif" officeooo:rsid="0017ca93" officeooo:paragraph-rsid="001055c0"/>
    </style:style>
    <style:style style:name="P9" style:family="paragraph" style:parent-style-name="Standard">
      <style:text-properties style:font-name="Liberation Serif" officeooo:rsid="00128595" officeooo:paragraph-rsid="00128595"/>
    </style:style>
    <style:style style:name="P10" style:family="paragraph" style:parent-style-name="Standard">
      <style:text-properties style:font-name="Liberation Serif" officeooo:rsid="0019f81d" officeooo:paragraph-rsid="0019f81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weight="normal" officeooo:rsid="00429291" officeooo:paragraph-rsid="00445d68" style:font-name-asian="Noto Sans CJK SC" style:font-weight-asian="normal" style:font-name-complex="FreeSans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weight="normal" officeooo:rsid="00375be1" officeooo:paragraph-rsid="004a3082" style:font-name-asian="Noto Sans CJK SC" style:font-weight-asian="normal" style:font-name-complex="FreeSans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weight="normal" officeooo:rsid="004be036" officeooo:paragraph-rsid="004be036" style:font-name-asian="Noto Sans CJK SC" style:font-weight-asian="normal" style:font-name-complex="FreeSans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weight="normal" officeooo:rsid="0053fa6e" officeooo:paragraph-rsid="0053fa6e" style:font-name-asian="Noto Sans CJK SC" style:font-weight-asian="normal" style:font-name-complex="FreeSans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weight="normal" officeooo:rsid="00580015" officeooo:paragraph-rsid="00580015" style:font-name-asian="Noto Sans CJK SC" style:font-weight-asian="normal" style:font-name-complex="FreeSans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normal" officeooo:rsid="00585a1e" officeooo:paragraph-rsid="00585a1e" style:font-name-asian="Noto Sans CJK SC" style:font-weight-asian="normal" style:font-name-complex="FreeSans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normal" officeooo:rsid="00592fab" officeooo:paragraph-rsid="00592fab" style:font-name-asian="Noto Sans CJK SC" style:font-weight-asian="normal" style:font-name-complex="FreeSans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weight="normal" officeooo:rsid="0059efb1" officeooo:paragraph-rsid="0059efb1" style:font-name-asian="Noto Sans CJK SC" style:font-weight-asian="normal" style:font-name-complex="FreeSans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weight="normal" officeooo:rsid="005b0053" officeooo:paragraph-rsid="005b0053" style:font-name-asian="Noto Sans CJK SC" style:font-weight-asian="normal" style:font-name-complex="FreeSans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weight="normal" officeooo:rsid="005dc02f" officeooo:paragraph-rsid="005dc02f" style:font-name-asian="Noto Sans CJK SC" style:font-weight-asian="normal" style:font-name-complex="FreeSans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weight="normal" officeooo:rsid="005e2bcc" officeooo:paragraph-rsid="005e2bcc" style:font-name-asian="Noto Sans CJK SC" style:font-weight-asian="normal" style:font-name-complex="FreeSans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normal" officeooo:rsid="00624561" officeooo:paragraph-rsid="00624561" style:font-name-asian="Noto Sans CJK SC" style:font-weight-asian="normal" style:font-name-complex="FreeSans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weight="bold" officeooo:rsid="00544998" officeooo:paragraph-rsid="00544998" style:font-name-asian="Noto Sans CJK SC" style:font-weight-asian="bold" style:font-name-complex="FreeSans" style:font-weight-complex="bold"/>
    </style:style>
    <style:style style:name="P24" style:family="paragraph" style:parent-style-name="Standard">
      <style:text-properties fo:font-weight="normal" officeooo:rsid="0039be20" officeooo:paragraph-rsid="0039be20" style:font-weight-asian="normal" style:font-weight-complex="normal"/>
    </style:style>
    <style:style style:name="P25" style:family="paragraph" style:parent-style-name="Standard">
      <style:text-properties fo:font-weight="normal" officeooo:rsid="00429291" officeooo:paragraph-rsid="00429291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429291" officeooo:paragraph-rsid="00445d6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736e1a" officeooo:paragraph-rsid="00736e1a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7aaaa9" officeooo:paragraph-rsid="007aaaa9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847616" officeooo:paragraph-rsid="0085fcfe" style:font-weight-asian="normal" style:font-weight-complex="normal"/>
    </style:style>
    <style:style style:name="P30" style:family="paragraph" style:parent-style-name="Standard">
      <style:text-properties fo:font-weight="bold" officeooo:rsid="003fba24" officeooo:paragraph-rsid="003fba24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416544" officeooo:paragraph-rsid="00429291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72c33a" officeooo:paragraph-rsid="0072c33a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iberation Serif1" fo:font-weight="normal" officeooo:rsid="005e2bcc" officeooo:paragraph-rsid="005e2bcc" style:font-name-asian="Liberation Serif1" style:font-weight-asian="normal" style:font-name-complex="Liberation Serif1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Liberation Serif1" fo:font-weight="normal" officeooo:rsid="00624561" officeooo:paragraph-rsid="00624561" style:font-name-asian="Liberation Serif1" style:font-weight-asian="normal" style:font-name-complex="Liberation Serif1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Liberation Serif1" fo:font-weight="normal" officeooo:rsid="0063cd83" officeooo:paragraph-rsid="0063cd83" style:font-name-asian="Liberation Serif1" style:font-weight-asian="normal" style:font-name-complex="Liberation Serif1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position="0% 100%" style:font-name="Liberation Serif1" fo:font-weight="normal" officeooo:rsid="0064b31e" officeooo:paragraph-rsid="0064b31e" style:font-name-asian="Liberation Serif1" style:font-weight-asian="normal" style:font-name-complex="Liberation Serif1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position="0% 100%" style:font-name="Liberation Serif1" fo:font-weight="normal" officeooo:rsid="00656e81" officeooo:paragraph-rsid="00656e81" style:font-name-asian="Liberation Serif1" style:font-weight-asian="normal" style:font-name-complex="Liberation Serif1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position="0% 100%" style:font-name="Liberation Serif1" fo:font-weight="normal" officeooo:rsid="00656e81" officeooo:paragraph-rsid="0072a5e7" style:font-name-asian="Liberation Serif1" style:font-weight-asian="normal" style:font-name-complex="Liberation Serif1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position="0% 100%" style:font-name="Liberation Serif1" fo:font-weight="bold" officeooo:rsid="00624561" officeooo:paragraph-rsid="00624561" style:font-name-asian="Liberation Serif1" style:font-weight-asian="bold" style:font-name-complex="Liberation Serif1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solid" style:text-underline-width="auto" style:text-underline-color="font-color" fo:font-weight="normal" officeooo:rsid="0064b31e" officeooo:paragraph-rsid="0064b31e" style:font-name-asian="Liberation Serif1" style:font-weight-asian="normal" style:font-name-complex="Liberation Serif1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position="0% 100%" style:font-name="Liberation Serif1" fo:font-size="15pt" fo:font-weight="bold" officeooo:rsid="006aba43" officeooo:paragraph-rsid="006aba43" style:font-name-asian="Liberation Serif1" style:font-size-asian="15pt" style:font-weight-asian="bold" style:font-name-complex="Liberation Serif1" style:font-size-complex="15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6aba43" officeooo:paragraph-rsid="006aba43" style:font-name-asian="Liberation Serif1" style:font-size-asian="10.5pt" style:font-weight-asian="normal" style:font-name-complex="Liberation Serif1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6e636c" officeooo:paragraph-rsid="006e636c" style:font-name-asian="Liberation Serif1" style:font-size-asian="10.5pt" style:font-weight-asian="normal" style:font-name-complex="Liberation Serif1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6e8f74" officeooo:paragraph-rsid="006e8f74" style:font-name-asian="Liberation Serif1" style:font-size-asian="10.5pt" style:font-weight-asian="normal" style:font-name-complex="Liberation Serif1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6bf390" officeooo:paragraph-rsid="006aba43" style:font-name-asian="Liberation Serif1" style:font-size-asian="10.5pt" style:font-weight-asian="normal" style:font-name-complex="Liberation Serif1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706d4e" officeooo:paragraph-rsid="00706d4e" style:font-name-asian="Liberation Serif1" style:font-size-asian="10.5pt" style:font-weight-asian="normal" style:font-name-complex="Liberation Serif1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736e1a" officeooo:paragraph-rsid="00736e1a" style:font-name-asian="Liberation Serif1" style:font-size-asian="10.5pt" style:font-weight-asian="normal" style:font-name-complex="Liberation Serif1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7435ad" officeooo:paragraph-rsid="007435ad" style:font-name-asian="Liberation Serif1" style:font-size-asian="10.5pt" style:font-weight-asian="normal" style:font-name-complex="Liberation Serif1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74da43" officeooo:paragraph-rsid="0074da43" style:font-name-asian="Liberation Serif1" style:font-size-asian="10.5pt" style:font-weight-asian="normal" style:font-name-complex="Liberation Serif1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792be5" officeooo:paragraph-rsid="00792be5" style:font-name-asian="Liberation Serif1" style:font-size-asian="10.5pt" style:font-weight-asian="normal" style:font-name-complex="Liberation Serif1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781da0" officeooo:paragraph-rsid="00781da0" style:font-name-asian="Liberation Serif1" style:font-size-asian="10.5pt" style:font-weight-asian="normal" style:font-name-complex="Liberation Serif1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7aaaa9" officeooo:paragraph-rsid="007aaaa9" style:font-name-asian="Liberation Serif1" style:font-size-asian="10.5pt" style:font-weight-asian="normal" style:font-name-complex="Liberation Serif1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847616" officeooo:paragraph-rsid="00847616" style:font-name-asian="Liberation Serif1" style:font-size-asian="10.5pt" style:font-weight-asian="normal" style:font-name-complex="Liberation Serif1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normal" officeooo:rsid="00847616" officeooo:paragraph-rsid="0085fcfe" style:font-name-asian="Liberation Serif1" style:font-size-asian="10.5pt" style:font-weight-asian="normal" style:font-name-complex="Liberation Serif1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bold" officeooo:rsid="00706d4e" officeooo:paragraph-rsid="00706d4e" style:font-name-asian="Liberation Serif1" style:font-size-asian="10.5pt" style:font-weight-asian="bold" style:font-name-complex="Liberation Serif1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bold" officeooo:rsid="00792be5" officeooo:paragraph-rsid="00792be5" style:font-name-asian="Liberation Serif1" style:font-size-asian="10.5pt" style:font-weight-asian="bold" style:font-name-complex="Liberation Serif1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text-position="0% 100%" style:font-name="Liberation Serif1" fo:font-size="12pt" fo:font-weight="bold" officeooo:rsid="00847616" officeooo:paragraph-rsid="00847616" style:font-name-asian="Liberation Serif1" style:font-size-asian="10.5pt" style:font-weight-asian="bold" style:font-name-complex="Liberation Serif1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officeooo:paragraph-rsid="00706d4e"/>
    </style:style>
    <style:style style:name="P59" style:family="paragraph" style:parent-style-name="Standard" style:list-style-name="L1">
      <style:text-properties officeooo:rsid="00072948" officeooo:paragraph-rsid="00072948"/>
    </style:style>
    <style:style style:name="P60" style:family="paragraph" style:parent-style-name="Standard" style:list-style-name="L1">
      <style:text-properties style:font-name="Consolas" officeooo:rsid="0007b4a8" officeooo:paragraph-rsid="0007b4a8"/>
    </style:style>
    <style:style style:name="P61" style:family="paragraph" style:parent-style-name="Standard" style:list-style-name="L1">
      <style:text-properties style:font-name="Liberation Serif" officeooo:rsid="0007b4a8" officeooo:paragraph-rsid="0007b4a8"/>
    </style:style>
    <style:style style:name="P62" style:family="paragraph" style:parent-style-name="Standard" style:list-style-name="L1">
      <style:text-properties style:font-name="Liberation Serif" officeooo:rsid="000a6498" officeooo:paragraph-rsid="000a6498"/>
    </style:style>
    <style:style style:name="P63" style:family="paragraph" style:parent-style-name="Standard" style:list-style-name="L1">
      <style:text-properties style:font-name="Liberation Serif" officeooo:rsid="000c0aa1" officeooo:paragraph-rsid="000c0aa1"/>
    </style:style>
    <style:style style:name="P64" style:family="paragraph" style:parent-style-name="Standard" style:list-style-name="L1">
      <style:text-properties style:font-name="Liberation Serif" officeooo:rsid="000d8027" officeooo:paragraph-rsid="000d8027"/>
    </style:style>
    <style:style style:name="P65" style:family="paragraph" style:parent-style-name="Standard" style:list-style-name="L1">
      <style:text-properties style:font-name="Liberation Serif" officeooo:rsid="000ec861" officeooo:paragraph-rsid="000ec861"/>
    </style:style>
    <style:style style:name="P66" style:family="paragraph" style:parent-style-name="Standard" style:list-style-name="L1">
      <style:text-properties style:font-name="Liberation Serif" officeooo:rsid="001055c0" officeooo:paragraph-rsid="001055c0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Liberation Serif" fo:font-weight="normal" officeooo:rsid="0053fa6e" officeooo:paragraph-rsid="0053fa6e" style:font-name-asian="Noto Sans CJK SC" style:font-weight-asian="normal" style:font-name-complex="FreeSans" style:font-weight-complex="normal"/>
    </style:style>
    <style:style style:name="P68" style:family="paragraph" style:parent-style-name="Standard" style:list-style-name="L6">
      <style:paragraph-properties fo:text-align="justify" style:justify-single-word="false"/>
      <style:text-properties style:font-name="Liberation Serif" fo:font-weight="normal" officeooo:rsid="00580015" officeooo:paragraph-rsid="00580015" style:font-name-asian="Noto Sans CJK SC" style:font-weight-asian="normal" style:font-name-complex="FreeSans" style:font-weight-complex="normal"/>
    </style:style>
    <style:style style:name="P69" style:family="paragraph" style:parent-style-name="Standard" style:list-style-name="L7">
      <style:paragraph-properties fo:text-align="justify" style:justify-single-word="false"/>
      <style:text-properties style:font-name="Liberation Serif" fo:font-weight="normal" officeooo:rsid="00585a1e" officeooo:paragraph-rsid="00585a1e" style:font-name-asian="Noto Sans CJK SC" style:font-weight-asian="normal" style:font-name-complex="FreeSans" style:font-weight-complex="normal"/>
    </style:style>
    <style:style style:name="P70" style:family="paragraph" style:parent-style-name="Standard" style:list-style-name="L7">
      <style:paragraph-properties fo:text-align="justify" style:justify-single-word="false"/>
      <style:text-properties style:font-name="Liberation Serif" fo:font-weight="normal" officeooo:rsid="00592fab" officeooo:paragraph-rsid="00592fab" style:font-name-asian="Noto Sans CJK SC" style:font-weight-asian="normal" style:font-name-complex="FreeSans" style:font-weight-complex="normal"/>
    </style:style>
    <style:style style:name="P71" style:family="paragraph" style:parent-style-name="Standard" style:list-style-name="L8">
      <style:paragraph-properties fo:text-align="justify" style:justify-single-word="false"/>
      <style:text-properties style:font-name="Liberation Serif" fo:font-weight="normal" officeooo:rsid="0059efb1" officeooo:paragraph-rsid="0059efb1" style:font-name-asian="Noto Sans CJK SC" style:font-weight-asian="normal" style:font-name-complex="FreeSans" style:font-weight-complex="normal"/>
    </style:style>
    <style:style style:name="P72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05a0035" officeooo:paragraph-rsid="005a0035" style:font-name-asian="Noto Sans CJK SC" style:font-weight-asian="normal" style:font-name-complex="FreeSans" style:font-weight-complex="normal"/>
    </style:style>
    <style:style style:name="P73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05a5fdb" officeooo:paragraph-rsid="005a5fdb" style:font-name-asian="Noto Sans CJK SC" style:font-weight-asian="normal" style:font-name-complex="FreeSans" style:font-weight-complex="normal"/>
    </style:style>
    <style:style style:name="P74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05b0053" officeooo:paragraph-rsid="005b0053" style:font-name-asian="Noto Sans CJK SC" style:font-weight-asian="normal" style:font-name-complex="FreeSans" style:font-weight-complex="normal"/>
    </style:style>
    <style:style style:name="P75" style:family="paragraph" style:parent-style-name="Standard" style:list-style-name="L10">
      <style:paragraph-properties fo:text-align="justify" style:justify-single-word="false"/>
      <style:text-properties style:font-name="Liberation Serif" fo:font-weight="normal" officeooo:rsid="005e2bcc" officeooo:paragraph-rsid="005e2bcc" style:font-name-asian="Noto Sans CJK SC" style:font-weight-asian="normal" style:font-name-complex="FreeSans" style:font-weight-complex="normal"/>
    </style:style>
    <style:style style:name="P76" style:family="paragraph" style:parent-style-name="Standard" style:list-style-name="L1">
      <style:text-properties officeooo:rsid="001055c0" officeooo:paragraph-rsid="001055c0"/>
    </style:style>
    <style:style style:name="P77" style:family="paragraph" style:parent-style-name="Standard" style:list-style-name="L1">
      <style:text-properties officeooo:rsid="001055c0" officeooo:paragraph-rsid="00123171"/>
    </style:style>
    <style:style style:name="P78" style:family="paragraph" style:parent-style-name="Standard" style:list-style-name="L2">
      <style:text-properties officeooo:rsid="001af4d8" officeooo:paragraph-rsid="001af4d8"/>
    </style:style>
    <style:style style:name="P79" style:family="paragraph" style:parent-style-name="Standard" style:list-style-name="L2">
      <style:text-properties officeooo:rsid="001ed81b" officeooo:paragraph-rsid="001ed81b"/>
    </style:style>
    <style:style style:name="P80" style:family="paragraph" style:parent-style-name="Standard" style:list-style-name="L3">
      <style:text-properties officeooo:rsid="002929e0" officeooo:paragraph-rsid="002929e0"/>
    </style:style>
    <style:style style:name="P81" style:family="paragraph" style:parent-style-name="Standard" style:list-style-name="L3">
      <style:text-properties officeooo:rsid="002bc1cb" officeooo:paragraph-rsid="002bc1cb"/>
    </style:style>
    <style:style style:name="P82" style:family="paragraph" style:parent-style-name="Standard" style:list-style-name="L3">
      <style:text-properties officeooo:rsid="00326157" officeooo:paragraph-rsid="00326157"/>
    </style:style>
    <style:style style:name="P83" style:family="paragraph" style:parent-style-name="Standard" style:list-style-name="L4">
      <style:text-properties officeooo:rsid="00326157" officeooo:paragraph-rsid="004a3082"/>
    </style:style>
    <style:style style:name="P84" style:family="paragraph" style:parent-style-name="Standard" style:list-style-name="L4">
      <style:text-properties officeooo:rsid="002ee1b5" officeooo:paragraph-rsid="002ee1b5"/>
    </style:style>
    <style:style style:name="P85" style:family="paragraph" style:parent-style-name="Standard" style:list-style-name="L4">
      <style:text-properties fo:font-weight="normal" officeooo:rsid="00397d11" officeooo:paragraph-rsid="00397d11" style:font-weight-asian="normal" style:font-weight-complex="normal"/>
    </style:style>
    <style:style style:name="P86" style:family="paragraph" style:parent-style-name="Standard" style:list-style-name="L4">
      <style:text-properties fo:font-weight="normal" officeooo:rsid="0039be20" officeooo:paragraph-rsid="0039be20" style:font-weight-asian="normal" style:font-weight-complex="normal"/>
    </style:style>
    <style:style style:name="P87" style:family="paragraph" style:parent-style-name="Standard" style:list-style-name="L4">
      <style:text-properties fo:font-weight="normal" officeooo:rsid="00326157" officeooo:paragraph-rsid="004a3082" style:font-weight-asian="normal" style:font-weight-complex="normal"/>
    </style:style>
    <style:style style:name="P88" style:family="paragraph" style:parent-style-name="Standard" style:list-style-name="L4">
      <style:text-properties fo:font-weight="normal" officeooo:rsid="00368c5b" officeooo:paragraph-rsid="004a3082" style:font-weight-asian="normal" style:font-weight-complex="normal"/>
    </style:style>
    <style:style style:name="P89" style:family="paragraph" style:parent-style-name="Standard" style:list-style-name="L4">
      <style:text-properties fo:font-weight="normal" officeooo:rsid="004698a3" officeooo:paragraph-rsid="004a3082" style:font-weight-asian="normal" style:font-weight-complex="normal"/>
    </style:style>
    <style:style style:name="P90" style:family="paragraph" style:parent-style-name="Standard" style:list-style-name="L4">
      <style:text-properties fo:font-weight="normal" officeooo:rsid="0049499a" officeooo:paragraph-rsid="004a3082" style:font-weight-asian="normal" style:font-weight-complex="normal"/>
    </style:style>
    <style:style style:name="P91" style:family="paragraph" style:parent-style-name="Standard" style:list-style-name="L4">
      <style:text-properties fo:font-weight="normal" officeooo:rsid="00375be1" officeooo:paragraph-rsid="004a3082" style:font-weight-asian="normal" style:font-weight-complex="normal"/>
    </style:style>
    <style:style style:name="P92" style:family="paragraph" style:parent-style-name="Standard" style:list-style-name="L4">
      <style:paragraph-properties fo:text-align="justify" style:justify-single-word="false"/>
      <style:text-properties fo:font-weight="normal" officeooo:rsid="00375be1" officeooo:paragraph-rsid="004a3082" style:font-weight-asian="normal" style:font-weight-complex="normal"/>
    </style:style>
    <style:style style:name="P93" style:family="paragraph" style:parent-style-name="Standard" style:list-style-name="L5">
      <style:paragraph-properties fo:text-align="justify" style:justify-single-word="false"/>
      <style:text-properties fo:font-weight="normal" officeooo:rsid="004df1ce" officeooo:paragraph-rsid="004df1ce" style:font-weight-asian="normal" style:font-weight-complex="normal"/>
    </style:style>
    <style:style style:name="P94" style:family="paragraph" style:parent-style-name="Standard" style:list-style-name="L4">
      <style:text-properties officeooo:rsid="0030d182" officeooo:paragraph-rsid="004a3082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880e09" officeooo:paragraph-rsid="00880e09" style:font-weight-asian="bold" style:font-weight-complex="bold"/>
    </style:style>
    <style:style style:name="P96" style:family="paragraph" style:parent-style-name="Text_20_body">
      <style:paragraph-properties fo:text-align="justify" style:justify-single-word="false"/>
      <style:text-properties fo:font-weight="bold" officeooo:rsid="00880e09" officeooo:paragraph-rsid="00880e09" style:font-weight-asian="bold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38%" style:writing-mode="lr-tb"/>
    </style:style>
    <style:style style:name="P9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9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0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officeooo:rsid="000b36f3"/>
    </style:style>
    <style:style style:name="T2" style:family="text">
      <style:text-properties officeooo:rsid="000d8027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23171"/>
    </style:style>
    <style:style style:name="T5" style:family="text">
      <style:text-properties style:font-name="Liberation Serif" officeooo:rsid="00133ed1"/>
    </style:style>
    <style:style style:name="T6" style:family="text">
      <style:text-properties style:font-name="Liberation Serif" officeooo:rsid="00146cc9"/>
    </style:style>
    <style:style style:name="T7" style:family="text">
      <style:text-properties style:font-name="Liberation Serif" officeooo:rsid="0015eb65"/>
    </style:style>
    <style:style style:name="T8" style:family="text">
      <style:text-properties style:font-name="Liberation Serif" officeooo:rsid="0016e5e7"/>
    </style:style>
    <style:style style:name="T9" style:family="text">
      <style:text-properties style:font-name="Liberation Serif" officeooo:rsid="0017c40c"/>
    </style:style>
    <style:style style:name="T10" style:family="text">
      <style:text-properties style:font-name="Liberation Serif" officeooo:rsid="0017ca93"/>
    </style:style>
    <style:style style:name="T11" style:family="text">
      <style:text-properties style:font-name="Liberation Serif" fo:font-weight="normal" officeooo:rsid="00429291" style:font-weight-asian="normal" style:font-weight-complex="normal"/>
    </style:style>
    <style:style style:name="T12" style:family="text">
      <style:text-properties style:font-name="Liberation Serif" fo:font-weight="normal" officeooo:rsid="00429291" style:font-name-asian="Noto Sans CJK SC" style:font-weight-asian="normal" style:font-name-complex="FreeSans" style:font-weight-complex="normal"/>
    </style:style>
    <style:style style:name="T13" style:family="text">
      <style:text-properties style:font-name="Liberation Serif" style:font-name-asian="Noto Sans CJK SC" style:font-name-complex="FreeSans"/>
    </style:style>
    <style:style style:name="T14" style:family="text">
      <style:text-properties style:font-name="Liberation Serif" officeooo:rsid="00445d68" style:font-name-asian="Noto Sans CJK SC" style:font-name-complex="FreeSans"/>
    </style:style>
    <style:style style:name="T15" style:family="text">
      <style:text-properties style:font-name="Liberation Serif" officeooo:rsid="003909a1" style:font-name-asian="Noto Sans CJK SC" style:font-name-complex="FreeSans"/>
    </style:style>
    <style:style style:name="T16" style:family="text">
      <style:text-properties style:font-name="Liberation Serif" officeooo:rsid="004f7a24" style:font-name-asian="Noto Sans CJK SC" style:font-name-complex="FreeSans"/>
    </style:style>
    <style:style style:name="T17" style:family="text">
      <style:text-properties style:font-name="Liberation Serif" officeooo:rsid="00510756" style:font-name-asian="Noto Sans CJK SC" style:font-name-complex="FreeSans"/>
    </style:style>
    <style:style style:name="T18" style:family="text">
      <style:text-properties style:font-name="Liberation Serif" officeooo:rsid="00521d6b" style:font-name-asian="Noto Sans CJK SC" style:font-name-complex="FreeSans"/>
    </style:style>
    <style:style style:name="T19" style:family="text">
      <style:text-properties officeooo:rsid="002053ba"/>
    </style:style>
    <style:style style:name="T20" style:family="text">
      <style:text-properties officeooo:rsid="0026edb4"/>
    </style:style>
    <style:style style:name="T21" style:family="text">
      <style:text-properties officeooo:rsid="0029d324"/>
    </style:style>
    <style:style style:name="T22" style:family="text">
      <style:text-properties officeooo:rsid="0029d44b"/>
    </style:style>
    <style:style style:name="T23" style:family="text">
      <style:text-properties officeooo:rsid="002c738a"/>
    </style:style>
    <style:style style:name="T24" style:family="text">
      <style:text-properties officeooo:rsid="00326157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46057" style:font-weight-asian="bold" style:font-weight-complex="bold"/>
    </style:style>
    <style:style style:name="T27" style:family="text">
      <style:text-properties fo:font-weight="bold" fo:background-color="transparent" loext:char-shading-value="0"/>
    </style:style>
    <style:style style:name="T28" style:family="text">
      <style:text-properties style:text-position="sub 58%"/>
    </style:style>
    <style:style style:name="T29" style:family="text">
      <style:text-properties style:text-position="sub 58%" style:font-name="Liberation Serif1" style:font-name-asian="Liberation Serif1" style:font-name-complex="Liberation Serif1"/>
    </style:style>
    <style:style style:name="T30" style:family="text">
      <style:text-properties style:text-position="sub 58%" style:font-name="Liberation Serif1" fo:font-size="12pt" style:font-name-asian="Liberation Serif1" style:font-size-asian="10.5pt" style:font-name-complex="Liberation Serif1" style:font-size-complex="12pt"/>
    </style:style>
    <style:style style:name="T31" style:family="text">
      <style:text-properties style:text-position="0% 100%"/>
    </style:style>
    <style:style style:name="T32" style:family="text">
      <style:text-properties style:text-position="0% 100%" officeooo:rsid="003de27c"/>
    </style:style>
    <style:style style:name="T33" style:family="text">
      <style:text-properties style:text-position="0% 100%" style:font-name="Liberation Serif1" style:font-name-asian="Liberation Serif1" style:font-name-complex="Liberation Serif1"/>
    </style:style>
    <style:style style:name="T34" style:family="text">
      <style:text-properties style:text-position="0% 100%" style:font-name="Liberation Serif1" fo:font-weight="bold" style:font-name-asian="Liberation Serif1" style:font-weight-asian="bold" style:font-name-complex="Liberation Serif1" style:font-weight-complex="bold"/>
    </style:style>
    <style:style style:name="T35" style:family="text">
      <style:text-properties style:text-position="0% 100%" style:font-name="Liberation Serif1" fo:font-size="12pt" fo:font-weight="bold" officeooo:rsid="00706d4e" style:font-name-asian="Liberation Serif1" style:font-size-asian="10.5pt" style:font-weight-asian="bold" style:font-name-complex="Liberation Serif1" style:font-size-complex="12pt" style:font-weight-complex="bold"/>
    </style:style>
    <style:style style:name="T36" style:family="text">
      <style:text-properties style:text-position="0% 100%" style:font-name="Liberation Serif1" fo:font-size="12pt" fo:font-weight="bold" officeooo:rsid="0086a612" style:font-name-asian="Liberation Serif1" style:font-size-asian="10.5pt" style:font-weight-asian="bold" style:font-name-complex="Liberation Serif1" style:font-size-complex="12pt" style:font-weight-complex="bold"/>
    </style:style>
    <style:style style:name="T37" style:family="text">
      <style:text-properties style:text-position="0% 100%" style:font-name="Liberation Serif1" fo:font-size="12pt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38" style:family="text">
      <style:text-properties style:text-position="0% 100%" style:font-name="Liberation Serif1" fo:font-size="12pt" fo:font-weight="normal" officeooo:rsid="00706d4e" style:font-name-asian="Liberation Serif1" style:font-size-asian="10.5pt" style:font-weight-asian="normal" style:font-name-complex="Liberation Serif1" style:font-size-complex="12pt" style:font-weight-complex="normal"/>
    </style:style>
    <style:style style:name="T39" style:family="text">
      <style:text-properties style:text-position="0% 100%" style:font-name="Liberation Serif1" fo:font-size="12pt" fo:font-weight="normal" officeooo:rsid="0071698a" style:font-name-asian="Liberation Serif1" style:font-size-asian="10.5pt" style:font-weight-asian="normal" style:font-name-complex="Liberation Serif1" style:font-size-complex="12pt" style:font-weight-complex="normal"/>
    </style:style>
    <style:style style:name="T40" style:family="text">
      <style:text-properties style:text-position="0% 100%" style:font-name="Liberation Serif1" fo:font-size="12pt" style:font-name-asian="Liberation Serif1" style:font-size-asian="10.5pt" style:font-name-complex="Liberation Serif1" style:font-size-complex="12pt"/>
    </style:style>
    <style:style style:name="T41" style:family="text">
      <style:text-properties style:text-position="0% 100%" style:font-name="Liberation Serif1" fo:font-size="12pt" officeooo:rsid="00706d4e" style:font-name-asian="Liberation Serif1" style:font-size-asian="10.5pt" style:font-name-complex="Liberation Serif1" style:font-size-complex="12pt"/>
    </style:style>
    <style:style style:name="T42" style:family="text">
      <style:text-properties style:text-position="0% 100%" style:font-name="Liberation Serif1" fo:font-size="12pt" officeooo:rsid="0075f273" style:font-name-asian="Liberation Serif1" style:font-size-asian="10.5pt" style:font-name-complex="Liberation Serif1" style:font-size-complex="12pt"/>
    </style:style>
    <style:style style:name="T43" style:family="text">
      <style:text-properties style:text-position="0% 100%" style:font-name="Liberation Serif1" fo:font-size="12pt" officeooo:rsid="0086a612" style:font-name-asian="Liberation Serif1" style:font-size-asian="10.5pt" style:font-name-complex="Liberation Serif1" style:font-size-complex="12pt"/>
    </style:style>
    <style:style style:name="T44" style:family="text">
      <style:text-properties style:text-position="0% 100%" style:font-name="Liberation Serif1" fo:font-size="12pt" officeooo:rsid="0087df3c" style:font-name-asian="Liberation Serif1" style:font-size-asian="10.5pt" style:font-name-complex="Liberation Serif1" style:font-size-complex="12pt"/>
    </style:style>
    <style:style style:name="T45" style:family="text">
      <style:text-properties style:text-position="0% 100%" style:font-name="Liberation Serif1" fo:font-size="12pt" style:text-underline-style="none" style:font-name-asian="Liberation Serif1" style:font-size-asian="10.5pt" style:font-name-complex="Liberation Serif1" style:font-size-complex="12pt"/>
    </style:style>
    <style:style style:name="T46" style:family="text">
      <style:text-properties officeooo:rsid="0035ec29"/>
    </style:style>
    <style:style style:name="T47" style:family="text">
      <style:text-properties officeooo:rsid="003b655b"/>
    </style:style>
    <style:style style:name="T48" style:family="text">
      <style:text-properties officeooo:rsid="003ce9df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010b5" style:font-weight-asian="normal" style:font-weight-complex="normal"/>
    </style:style>
    <style:style style:name="T51" style:family="text">
      <style:text-properties fo:font-weight="normal" officeooo:rsid="0040d404" style:font-weight-asian="normal" style:font-weight-complex="normal"/>
    </style:style>
    <style:style style:name="T52" style:family="text">
      <style:text-properties style:font-name="Liberation Serif1" fo:font-weight="normal" officeooo:rsid="00429291" style:font-weight-asian="normal" style:font-weight-complex="normal"/>
    </style:style>
    <style:style style:name="T53" style:family="text">
      <style:text-properties style:font-name="Liberation Serif1" fo:font-weight="normal" officeooo:rsid="00429291" style:font-name-asian="Liberation Serif1" style:font-weight-asian="normal" style:font-name-complex="Liberation Serif1" style:font-weight-complex="normal"/>
    </style:style>
    <style:style style:name="T54" style:family="text">
      <style:text-properties style:font-name="Liberation Serif1" officeooo:rsid="0072a5e7" style:font-name-asian="Liberation Serif1" style:font-name-complex="Liberation Serif1"/>
    </style:style>
    <style:style style:name="T55" style:family="text">
      <style:text-properties officeooo:rsid="00585a1e"/>
    </style:style>
    <style:style style:name="T56" style:family="text">
      <style:text-properties officeooo:rsid="0059efb1"/>
    </style:style>
    <style:style style:name="T57" style:family="text">
      <style:text-properties officeooo:rsid="005be294"/>
    </style:style>
    <style:style style:name="T58" style:family="text">
      <style:text-properties style:text-position="super 58%"/>
    </style:style>
    <style:style style:name="T59" style:family="text">
      <style:text-properties style:text-position="super 58%" officeooo:rsid="005be294"/>
    </style:style>
    <style:style style:name="T60" style:family="text">
      <style:text-properties officeooo:rsid="0060b780"/>
    </style:style>
    <style:style style:name="T61" style:family="text">
      <style:text-properties officeooo:rsid="0072a5e7"/>
    </style:style>
    <style:style style:name="T62" style:family="text">
      <style:text-properties officeooo:rsid="0089e682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text-blinking="false" fo:background-color="transparent" loext:char-shading-value="0" style:font-name-asian="Liberation Serif1" style:font-size-asian="10.5pt" style:font-name-complex="Liberation Serif1" style:font-size-complex="12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text-blinking="false" fo:background-color="transparent" loext:char-shading-value="0" style:font-name-asian="Liberation Serif1" style:font-size-asian="10.5pt" style:font-name-complex="Liberation Serif1" style:font-size-complex="12pt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8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te → nombre genérico AI</text:p>
      <text:list xml:id="list94191415" text:style-name="L1">
        <text:list-item>
          <text:p text:style-name="P59">Interactúa con su ambiente</text:p>
        </text:list-item>
        <text:list-item>
          <text:p text:style-name="P59">Percibe a través de sensores, afecta el estado a través de actores</text:p>
        </text:list-item>
        <text:list-item>
          <text:p text:style-name="P60">f(state) → action</text:p>
        </text:list-item>
        <text:list-item>
          <text:p text:style-name="P61">¿Fue la acción racional (inteligente/correcta)? → medir desempeño</text:p>
          <text:list>
            <text:list-item>
              <text:p text:style-name="P61">¿Qué es racional?</text:p>
            </text:list-item>
          </text:list>
        </text:list-item>
        <text:list-item>
          <text:p text:style-name="P62">Espacio de estados → todos los posibles estados →<text:span text:style-name="T1"> cardinalidad = # estados posibles</text:span></text:p>
          <text:list>
            <text:list-item>
              <text:p text:style-name="P63">Se dibujan como un grafo →<text:span text:style-name="T2"> herramienta de simplificación</text:span></text:p>
              <text:list>
                <text:list-item>
                  <text:p text:style-name="P64">Lo que importa es el estado o el costo</text:p>
                </text:list-item>
              </text:list>
            </text:list-item>
          </text:list>
        </text:list-item>
        <text:list-item>
          <text:p text:style-name="P65">Def. Problema:</text:p>
          <text:list>
            <text:list-item>
              <text:p text:style-name="P66">var init_state</text:p>
            </text:list-item>
            <text:list-item>
              <text:p text:style-name="P76"><text:span text:style-name="T3">func actions</text:span><text:span text:style-name="T5">(state)</text:span></text:p>
            </text:list-item>
            <text:list-item>
              <text:p text:style-name="P76"><text:span text:style-name="T3">func results</text:span><text:span text:style-name="T6">(</text:span><text:span text:style-name="T9">action</text:span><text:span text:style-name="T6">) → result</text:span></text:p>
            </text:list-item>
            <text:list-item>
              <text:p text:style-name="P77"><text:span text:style-name="T3">func goalTests(state) → bool </text:span><text:span text:style-name="T8">is_</text:span><text:span text:style-name="T3">objective</text:span></text:p>
            </text:list-item>
            <text:list-item>
              <text:p text:style-name="P76"><text:span text:style-name="T3">func stepCost</text:span><text:span text:style-name="T4">(state, action, final_state) →</text:span><text:span text:style-name="T7"> num cost</text:span></text:p>
            </text:list-item>
            <text:list-item>
              <text:p text:style-name="P76"><text:span text:style-name="T3">func pathCost</text:span><text:span text:style-name="T9">(steps) →</text:span><text:span text:style-name="T10"> num total_cost</text:span></text:p>
            </text:list-item>
          </text:list>
        </text:list-item>
      </text:list>
      <text:p text:style-name="P8"/>
      <text:p text:style-name="P2"><text:span text:style-name="T10">o</text:span><text:span text:style-name="T3">bjective can be multiple agent, init_state no</text:span></text:p>
      <text:p text:style-name="P7"/>
      <text:p text:style-name="P9">Aprender a hacer resolutor de generic problem</text:p>
      <text:p text:style-name="P9"/>
      <text:p text:style-name="P10">TreeSearch → algorithm fam</text:p>
      <text:list xml:id="list231405295" text:style-name="L2">
        <text:list-item>
          <text:p text:style-name="P78">Breadth first →<text:span text:style-name="T19"> guaranteed completion</text:span></text:p>
        </text:list-item>
        <text:list-item>
          <text:p text:style-name="P79">Cheapest first →<text:span text:style-name="T19"> complete if all weights are greater than a constant</text:span></text:p>
        </text:list-item>
        <text:list-item>
          <text:p text:style-name="P79">Depth first →<text:span text:style-name="T19"> incomplete</text:span></text:p>
        </text:list-item>
      </text:list>
      <text:p text:style-name="P3"/>
      <text:p text:style-name="P4">¿Cómo lo hacemos más eficiente? → ya se debe <text:span text:style-name="T22">conocer la dirección del objetivo</text:span> →<text:span text:style-name="T20"> heurística</text:span></text:p>
      <text:list xml:id="list2125824664" text:style-name="L3">
        <text:list-item>
          <text:p text:style-name="P80">Dado un estado, da un real f(s) → num <text:span text:style-name="T21">R</text:span></text:p>
        </text:list-item>
        <text:list-item>
          <text:p text:style-name="P81">No se puede basar solo en la heurística <text:span text:style-name="T23">i.e. bloqueos</text:span></text:p>
        </text:list-item>
        <text:list-item>
          <text:p text:style-name="P82">función heurística</text:p>
          <text:list>
            <text:list-item>
              <text:p text:style-name="P82">h(n) = estimated cost of the cheapest path from the state at node n to a goal state</text:p>
            </text:list-item>
            <text:list-item>
              <text:p text:style-name="P82">arbitrarias, no negativas, problem-specific</text:p>
            </text:list-item>
            <text:list-item>
              <text:p text:style-name="P82">if n is a goal node, h(n) = 0</text:p>
            </text:list-item>
          </text:list>
        </text:list-item>
      </text:list>
      <text:p text:style-name="P5"/>
      <text:p text:style-name="P6">A* </text:p>
      <text:list xml:id="list3841867992" text:style-name="L4">
        <text:list-item>
          <text:p text:style-name="P84">pathcost + heurística</text:p>
          <text:list>
            <text:list-item>
              <text:p text:style-name="P84">minimiza heurísica, menor pathcost</text:p>
            </text:list-item>
            <text:list-item>
              <text:p text:style-name="P84">f (n) = g(n) + h(n) <text:span text:style-name="T24">donde g(n) es el pathcost</text:span></text:p>
            </text:list-item>
          </text:list>
        </text:list-item>
        <text:list-item>
          <text:p text:style-name="P85">Optimización de A*</text:p>
          <text:list>
            <text:list-item>
              <text:p text:style-name="P85">the tree search version is optimal if h(n) is admissible, the graph search version is optimal if h(n) is consistent</text:p>
            </text:list-item>
            <text:list-item>
              <text:p text:style-name="P85">Sea C* el costo del optimal solution path, entonces:</text:p>
              <text:list>
                <text:list-item>
                  <text:p text:style-name="P86">A* expands all nodes <text:span text:style-name="T47">with</text:span> f(n) &lt; C*</text:p>
                </text:list-item>
                <text:list-item>
                  <text:p text:style-name="P86">A ∗ might then expand some of the nodes right on the “goal contour” (where f (n) = C*) <text:span text:style-name="T48">before selecting a goal node</text:span></text:p>
                </text:list-item>
              </text:list>
            </text:list-item>
          </text:list>
        </text:list-item>
      </text:list>
      <text:p text:style-name="P24"/>
      <text:p text:style-name="P30">Podar<text:span text:style-name="T49"> (pruning) → eliminar posibilidades </text:span><text:span text:style-name="T50">de consideración </text:span><text:span text:style-name="T51">sin tener que examinarlas</text:span></text:p>
      <text:p text:style-name="P25"/>
      <text:p text:style-name="P31">Error absoluto <text:span text:style-name="T49">→ </text:span><text:span text:style-name="T52">Δ </text:span><text:span text:style-name="T53">≡</text:span><text:span text:style-name="T11"> h* </text:span><text:span text:style-name="T53">−</text:span><text:span text:style-name="T12"> h</text:span></text:p>
      <text:p text:style-name="P31"><text:soft-page-break/>Error relativo<text:span text:style-name="T49"> → </text:span><text:span text:style-name="T52">ϵ</text:span><text:span text:style-name="T11"> </text:span><text:span text:style-name="T53">≡</text:span><text:span text:style-name="T11"> (h* </text:span><text:span text:style-name="T53">−</text:span><text:span text:style-name="T12"> h)/h*</text:span></text:p>
      <text:p text:style-name="P26"><text:span text:style-name="T14">Donde</text:span><text:span text:style-name="T13"> h* </text:span><text:span text:style-name="T14">es</text:span><text:span text:style-name="T13"> el actual cost de llegar del root al goal</text:span></text:p>
      <text:p text:style-name="P11"/>
      <text:list xml:id="list173356172768583" text:continue-numbering="true" text:style-name="L4">
        <text:list-item>
          <text:p text:style-name="P94">heurísticas tienen que tener una característica especial</text:p>
          <text:list>
            <text:list-item>
              <text:p text:style-name="P83">debe ser <text:span text:style-name="T25">admisible</text:span></text:p>
              <text:list>
                <text:list-item>
                  <text:p text:style-name="P87">admissible heuristic is one that never overestimates the cost to reach the goal.</text:p>
                  <text:list>
                    <text:list-item>
                      <text:p text:style-name="P88">Nunca sobreestima el costo de llegar al objetivo</text:p>
                      <text:list>
                        <text:list-item>
                          <text:p text:style-name="P89">Garantía teórica de que se llegará al camino más corto</text:p>
                        </text:list-item>
                      </text:list>
                    </text:list-item>
                  </text:list>
                </text:list-item>
                <text:list-item>
                  <text:p text:style-name="P87">Ej. h<text:span text:style-name="T28">SLD</text:span><text:span text:style-name="T31"> →</text:span><text:span text:style-name="T32"> straight line distance heuristic</text:span></text:p>
                </text:list-item>
                <text:list-item>
                  <text:p text:style-name="P90"><text:span text:style-name="T32">C</text:span><text:span text:style-name="T31">hallenge → encontrar heurísticas admisibles</text:span></text:p>
                </text:list-item>
              </text:list>
            </text:list-item>
            <text:list-item>
              <text:p text:style-name="P83">debe ser <text:span text:style-name="T26">consistente/monotonicidad</text:span></text:p>
              <text:list>
                <text:list-item>
                  <text:p text:style-name="P87"><draw:frame draw:style-name="fr1" draw:name="Image1" text:anchor-type="paragraph" svg:x="4.8827in" svg:y="0.3925in" svg:width="1.8854in" svg:height="0.2602in" draw:z-index="0"><draw:image xlink:href="Pictures/10000201000000B500000019BD57A16B6CEC48E0.png" xlink:type="simple" xlink:show="embed" xlink:actuate="onLoad" loext:mime-type="image/png"/></draw:frame><text:span text:style-name="T46">for </text:span>every node n and every successor n’ of n generated by any action a, the estimated cost of reaching the goal from n is no greater than the step cost of getting to n’ plus the estimated cost of reaching the goal from n’:</text:p>
                  <text:list>
                    <text:list-item>
                      <text:p text:style-name="P88">El costo de llegar al objetivo desde cada nodo n no es mayor que el costo de llegar a su sucesor, n’, + el costo estimado de llegar al objetivo desde n’</text:p>
                      <text:list>
                        <text:list-item>
                          <text:p text:style-name="P91">Basado en desigualdad triangular (un lado no puede ser mayor a la suma de los otros dos)</text:p>
                          <text:list>
                            <text:list-item>
                              <text:p text:style-name="P92"><text:span text:style-name="T13">Triángulo de n, n’ y G(n) (G(n) es la ruta más corta para llegar al objetivo </text:span><text:span text:style-name="T15">más cercano a n</text:span><text:span text:style-name="T13">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3">Describir framework → probablemente se puede resolver con A*</text:p>
      <text:list xml:id="list30748250" text:style-name="L5">
        <text:list-item>
          <text:p text:style-name="P93"><text:span text:style-name="T13">Si al problema se le quitan una o dos reglas/restricciones, </text:span><text:span text:style-name="T16">la distancia más corta</text:span><text:span text:style-name="T13"> </text:span><text:span text:style-name="T17">a este nuevo problema “</text:span><text:span text:style-name="T18">relajado”</text:span><text:span text:style-name="T13"> es una heurística en el problema original</text:span></text:p>
        </text:list-item>
        <text:list-item>
          <text:p text:style-name="P67">Estimación de qué tan lejos está el estado inicial del final</text:p>
        </text:list-item>
      </text:list>
      <text:p text:style-name="P14"/>
      <text:p text:style-name="P23">Fundamentos de probabilidad</text:p>
      <text:p text:style-name="P15"><text:span text:style-name="T55">Experimento</text:span> estocástico/<text:span text:style-name="T55">aleatorio</text:span></text:p>
      <text:list xml:id="list3907519867" text:style-name="L6">
        <text:list-item>
          <text:p text:style-name="P68">Cada vez que se ejecuta, el resultado puede variar</text:p>
        </text:list-item>
      </text:list>
      <text:p text:style-name="P15"/>
      <text:p text:style-name="P16">Espacio de muestra <text:span text:style-name="T56">S</text:span></text:p>
      <text:list xml:id="list2882896593" text:style-name="L7">
        <text:list-item>
          <text:p text:style-name="P69">Todos los posibles resultados</text:p>
        </text:list-item>
        <text:list-item>
          <text:p text:style-name="P70">Lanzar una moneda: 50%</text:p>
        </text:list-item>
        <text:list-item>
          <text:p text:style-name="P70">Lanzar 3 veces e importa el orden: 2³</text:p>
        </text:list-item>
        <text:list-item>
          <text:p text:style-name="P70">Lanzar 3 veces sin importar orden: 6</text:p>
        </text:list-item>
      </text:list>
      <text:p text:style-name="P17"/>
      <text:p text:style-name="P18">Evento (A): subconjunto del espacio de muestra S</text:p>
      <text:list xml:id="list4163680231" text:style-name="L8">
        <text:list-item>
          <text:p text:style-name="P71">Todos los resultados con 2 o más caras</text:p>
        </text:list-item>
      </text:list>
      <text:p text:style-name="P18"/>
      <text:p text:style-name="P18">Composición de eventos</text:p>
      <text:list xml:id="list1026317893" text:style-name="L9">
        <text:list-item>
          <text:p text:style-name="P72">Unión (o)</text:p>
        </text:list-item>
        <text:list-item>
          <text:p text:style-name="P72">Intersección (y)</text:p>
        </text:list-item>
        <text:list-item>
          <text:p text:style-name="P73">Complementos <text:span text:style-name="T57">A</text:span><text:span text:style-name="T59">c</text:span></text:p>
        </text:list-item>
        <text:list-item>
          <text:p text:style-name="P74">S<text:span text:style-name="T58">c</text:span> = vacío</text:p>
        </text:list-item>
        <text:list-item>
          <text:p text:style-name="P74">A intersección B = vacío ← espacios mutuamente excluyentes</text:p>
        </text:list-item>
      </text:list>
      <text:p text:style-name="P19"/>
      <text:p text:style-name="P20">Probabilidad: f: conjunto potencia <text:span text:style-name="T60">de un espacio de muestra</text:span> → {0,1}</text:p>
      <text:p text:style-name="P21"><text:soft-page-break/>Axiomas de Kolgomorov</text:p>
      <text:list xml:id="list164247095" text:style-name="L10">
        <text:list-item>
          <text:p text:style-name="P75">0&lt;=P(A)&lt;=1</text:p>
        </text:list-item>
        <text:list-item>
          <text:p text:style-name="P75">P(S)=1</text:p>
        </text:list-item>
        <text:list-item>
          <text:p text:style-name="P75">Para cualquier secuencia de eventos mutuamente exclusivos A<text:span text:style-name="T28">i</text:span></text:p>
          <text:list>
            <text:list-item>
              <text:list>
                <text:list-item>
                  <text:list>
                    <text:list-header>
                      <text:p text:style-name="P75">P(U pow(1,n) A<text:span text:style-name="T28">i</text:span><text:span text:style-name="T31">) = </text:span><text:span text:style-name="T33">∑ pow(1, n) P(A</text:span><text:span text:style-name="T29">i</text:span><text:span text:style-name="T33">)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33"/>
      <text:p text:style-name="P39">Probabilidad de un evento</text:p>
      <text:p text:style-name="P22"><text:span text:style-name="T33"><text:tab/>P(A) representa qué tan correctos estaría enunciar </text:span><text:span text:style-name="T34">A sucederá</text:span><text:span text:style-name="T33"> (cualquier resultado en A sea el resultado del experimento observado)</text:span></text:p>
      <text:p text:style-name="P34"><text:tab/>Índice de factibilidad</text:p>
      <text:p text:style-name="P34"/>
      <text:p text:style-name="P35">P(si) = Cantidad de resultados que cumplen si/Cantidad de resultados posibles</text:p>
      <text:p text:style-name="P35">P(si) = |si|/|S|</text:p>
      <text:p text:style-name="P35"/>
      <text:p text:style-name="P40">Probabilidad condicional</text:p>
      <text:p text:style-name="P36">Toma en cuenta dos eventos</text:p>
      <text:p text:style-name="P37">P(A | B) = P(A) si B ya ocurrió</text:p>
      <text:p text:style-name="P38">P(A | B) <text:span text:style-name="T61">= P(A </text:span><text:span text:style-name="T54">∩</text:span><text:span text:style-name="T61"> B)/P(B) = P(B | A)P(A)/P(B)</text:span></text:p>
      <text:p text:style-name="P38"/>
      <text:p text:style-name="P38"/>
      <text:p text:style-name="P37"/>
      <text:p text:style-name="P41">Probabilidad y Redes Bayesianas</text:p>
      <text:p text:style-name="P42">- Red bayesiana: modelo predectivo para deducir la respuesta a cualquier pregunta.</text:p>
      <text:p text:style-name="P45">- Cada nodo es una variable aleatoria, cada trayectoria es una causa</text:p>
      <text:p text:style-name="P44">- Utilizadas para diagnosticar, predecir y machine learning: finanzas, search engines, robótica</text:p>
      <text:p text:style-name="P42"/>
      <text:p text:style-name="P43">Se asume que las variables son binarias.</text:p>
      <text:p text:style-name="P55">Complemento: <text:span text:style-name="T49">Si P(X = x) = p, entonces P(X = ¬x) = 1 – p</text:span></text:p>
      <text:p text:style-name="P58"><text:span text:style-name="T35">Independencia: </text:span><text:span text:style-name="T38">Si X </text:span><text:span text:style-name="T49">⊥</text:span><text:span text:style-name="T38"> Y </text:span><text:span text:style-name="T39">(son independientes)</text:span><text:span text:style-name="T38">, entonces </text:span><text:span text:style-name="T39">la probabilidad de la intersección </text:span><text:span text:style-name="T38">P(X=x, Y=y) = P(X = x) P(Y = y)</text:span></text:p>
      <text:p text:style-name="P46"/>
      <text:p text:style-name="P32"><text:span text:style-name="T41">L</text:span><text:span text:style-name="T40">ey de probabilidad total</text:span></text:p>
      <text:p text:style-name="P47">Sea X una partición del espacio muestra. Para alguna variable aleatoria Y, sabemos que:</text:p>
      <text:p text:style-name="P27"><text:span text:style-name="T40">P(Y) = ∑</text:span><text:span text:style-name="T30">i</text:span><text:span text:style-name="T40"> P(Y | X = i) P(X = </text:span><text:span text:style-name="T42">i</text:span><text:span text:style-name="T40">) </text:span><text:span text:style-name="T42">← P(Y) la unión de intersecciones, estas mutuamente excluyentes</text:span></text:p>
      <text:p text:style-name="P48">P(Y) = P(Y | X = x) P(X = x) + P(Y | X = ¬x) P(X = ¬x)</text:p>
      <text:p text:style-name="P48"/>
      <text:p text:style-name="P49">P(Y = y | X = x) = 1 – P(Y = ¬y | X = x)</text:p>
      <text:p text:style-name="P49"/>
      <text:p text:style-name="P56">Regla de la cadena</text:p>
      <text:p text:style-name="P50">Distribución <text:span text:style-name="T62">c</text:span>onjunta de A y B</text:p>
      <text:p text:style-name="P51">P(A, B) = P(A | B)P(B)</text:p>
      <text:p text:style-name="P51"/>
      <text:p text:style-name="P28"><text:span text:style-name="T40">P(X</text:span><text:span text:style-name="T30">1</text:span><text:span text:style-name="T40">, X</text:span><text:span text:style-name="T30">2</text:span><text:span text:style-name="T40">, …, X</text:span><text:span text:style-name="T30">n</text:span><text:span text:style-name="T40">) = P(X</text:span><text:span text:style-name="T30">1</text:span><text:span text:style-name="T40"> | X</text:span><text:span text:style-name="T30">2</text:span><text:span text:style-name="T40">, … X</text:span><text:span text:style-name="T30">n</text:span><text:span text:style-name="T40">) P(X</text:span><text:span text:style-name="T30">2</text:span><text:span text:style-name="T40"> | X</text:span><text:span text:style-name="T30">3</text:span><text:span text:style-name="T40">, … , X</text:span><text:span text:style-name="T30">n</text:span><text:span text:style-name="T40">) … P(X</text:span><text:span text:style-name="T30">n</text:span><text:span text:style-name="T40">)</text:span></text:p>
      <text:p text:style-name="P52"/>
      <text:p text:style-name="P57">Arquitectura de Red Bayesiana causal</text:p>
      <text:p text:style-name="P53">A → B, donde A no es observable pero B sí</text:p>
      <text:p text:style-name="P29"><text:span text:style-name="T40">Se tiene </text:span><text:span text:style-name="T45">P(A), P(B|A) y P(B|¬A)</text:span><text:span text:style-name="T40"> </text:span><text:span text:style-name="T43">(si cuenta con estas tres es </text:span><text:span text:style-name="T36">completamente descrita </text:span><text:span text:style-name="T43">y se puede calcular cualquier query</text:span><text:span text:style-name="T44">ñ</text:span><text:span text:style-name="T43">)</text:span></text:p>
      <text:p text:style-name="P54"><text:soft-page-break/>Se trata de calcular P(A | B), P(A | ¬B), P(¬A | B) y P(¬A | ¬B)</text:p>
      <text:p text:style-name="P54"/>
      <text:p text:style-name="P95"><text:span text:style-name="T40">Independencia condicional: </text:span><text:span text:style-name="T37">Si ya se conoce el resultado, los eventos se pueden considerar independientes T1 y T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8:16:45.613390016</meta:creation-date>
    <dc:date>2020-02-17T17:32:43.532988896</dc:date>
    <meta:editing-duration>PT5H25M39S</meta:editing-duration>
    <meta:editing-cycles>124</meta:editing-cycles>
    <meta:generator>LibreOffice/6.0.7.3$Linux_X86_64 LibreOffice_project/00m0$Build-3</meta:generator>
    <meta:document-statistic meta:table-count="0" meta:image-count="1" meta:object-count="0" meta:page-count="4" meta:paragraph-count="109" meta:word-count="1038" meta:character-count="5476" meta:non-whitespace-character-count="4603"/>
  </office:meta>
</office:document-meta>
</file>